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74in" fo:margin-left="-0.075in" fo:margin-top="0in" fo:margin-bottom="0in" table:align="left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5.8701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style:vertical-align="" fo:padding-left="0.1111in" fo:padding-right="0.1111in" fo:padding-top="0.0278in" fo:padding-bottom="0.0278in" fo:border="0.75pt solid #e6e6e6"/>
    </style:style>
    <style:style style:name="Table2" style:family="table">
      <style:table-properties style:width="6.2674in" fo:margin-left="-0.075in" fo:margin-top="0in" fo:margin-bottom="0in" table:align="left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5.8701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" fo:padding-left="0.1111in" fo:padding-right="0.1111in" fo:padding-top="0.0278in" fo:padding-bottom="0.0278in" fo:border="0.75pt solid #e6e6e6"/>
    </style:style>
    <style:style style:name="Table3" style:family="table">
      <style:table-properties style:width="6.2674in" fo:margin-left="-0.075in" fo:margin-top="0in" fo:margin-bottom="0in" table:align="left"/>
    </style:style>
    <style:style style:name="Table3.A" style:family="table-column">
      <style:table-column-properties style:column-width="0.3965in"/>
    </style:style>
    <style:style style:name="Table3.B" style:family="table-column">
      <style:table-column-properties style:column-width="5.8701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style:vertical-align="" fo:padding-left="0.1111in" fo:padding-right="0.1111in" fo:padding-top="0.0278in" fo:padding-bottom="0.0278in" fo:border="0.75pt solid #e6e6e6"/>
    </style:style>
    <style:style style:name="Table4" style:family="table">
      <style:table-properties style:width="6.2674in" fo:margin-left="-0.075in" fo:margin-top="0in" fo:margin-bottom="0in" table:align="left"/>
    </style:style>
    <style:style style:name="Table4.A" style:family="table-column">
      <style:table-column-properties style:column-width="0.3965in"/>
    </style:style>
    <style:style style:name="Table4.B" style:family="table-column">
      <style:table-column-properties style:column-width="5.8701in"/>
    </style:style>
    <style:style style:name="Table4.1" style:family="table-row">
      <style:table-row-properties style:min-row-height="0.3194in" fo:keep-together="auto"/>
    </style:style>
    <style:style style:name="Table4.A1" style:family="table-cell">
      <style:table-cell-properties style:vertical-align="" fo:padding-left="0.1111in" fo:padding-right="0.1111in" fo:padding-top="0.0278in" fo:padding-bottom="0.0278in" fo:border="0.75pt solid #e6e6e6"/>
    </style:style>
    <style:style style:name="Table5" style:family="table">
      <style:table-properties style:width="6.2674in" fo:margin-left="-0.075in" fo:margin-top="0in" fo:margin-bottom="0in" table:align="left"/>
    </style:style>
    <style:style style:name="Table5.A" style:family="table-column">
      <style:table-column-properties style:column-width="0.3965in"/>
    </style:style>
    <style:style style:name="Table5.B" style:family="table-column">
      <style:table-column-properties style:column-width="5.8701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style:vertical-align="" fo:padding-left="0.1111in" fo:padding-right="0.1111in" fo:padding-top="0.0278in" fo:padding-bottom="0.0278in" fo:border="0.75pt solid #e6e6e6"/>
    </style:style>
    <style:style style:name="P1" style:family="paragraph" style:parent-style-name="Standard">
      <style:paragraph-properties fo:margin-left="0in" fo:margin-right="0in" fo:margin-top="0in" fo:margin-bottom="0.1528in" loext:contextual-spacing="false" fo:line-height="171%" fo:text-indent="0.2917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.1528in" loext:contextual-spacing="false" fo:line-height="171%" fo:text-indent="0.2917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line-height="183%"/>
    </style:style>
    <style:style style:name="P5" style:family="paragraph" style:parent-style-name="Standard">
      <style:paragraph-properties fo:margin-top="0.1252in" fo:margin-bottom="0in" loext:contextual-spacing="false" fo:line-height="183%"/>
    </style:style>
    <style:style style:name="T1" style:family="text">
      <style:text-properties fo:color="#333333" style:font-name="Comic Sans MS" fo:font-size="10pt" fo:font-weight="bold" style:font-name-asian="Comic Sans MS1" style:font-size-asian="10pt" style:font-weight-asian="bold" style:font-name-complex="Comic Sans MS1" style:font-size-complex="10pt"/>
    </style:style>
    <style:style style:name="T2" style:family="text">
      <style:text-properties fo:color="#333333" style:font-name="Comic Sans MS" fo:font-size="10pt" style:font-name-asian="Comic Sans MS1" style:font-size-asian="10pt" style:font-name-complex="Comic Sans MS1" style:font-size-complex="10pt"/>
    </style:style>
    <style:style style:name="T3" style:family="text">
      <style:text-properties fo:color="#136ec2" style:font-name="Comic Sans MS" fo:font-size="10pt" style:text-underline-style="solid" style:text-underline-width="auto" style:text-underline-color="font-color" style:font-name-asian="Comic Sans MS1" style:font-size-asian="10pt" style:font-name-complex="Comic Sans M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.1.1基于特征的防御</text:span></text:p>
      <text:p text:style-name="P1"><text:span text:style-name="T2">XSS漏洞和著名的SQL</text:span><text:a xlink:type="simple" xlink:href="https://baike.baidu.com/item/%E6%B3%A8%E5%85%A5%E6%BC%8F%E6%B4%9E" text:style-name="ListLabel_20_1" text:visited-style-name="ListLabel_20_1"><text:span text:style-name="T3">注入漏洞</text:span></text:a><text:span text:style-name="T2">一样，都是利用了Web页面的编写不完善，所以每一个漏洞所利用和针对的弱点都不尽相同。这就给XSS漏洞防御带来了困难：不可能以单一特征来概括所有XSS攻击。</text:span></text:p>
      <text:p text:style-name="P1"><text:span text:style-name="T2">传统XSS防御多采用</text:span><text:a xlink:type="simple" xlink:href="https://baike.baidu.com/item/%E7%89%B9%E5%BE%81%E5%8C%B9%E9%85%8D" text:style-name="ListLabel_20_1" text:visited-style-name="ListLabel_20_1"><text:span text:style-name="T3">特征匹配</text:span></text:a><text:span text:style-name="T2">方式，在所有提交的信息中都进行匹配检查。对于这种类型的XSS攻击，采用的模式匹配方法一般会需要对“javascript”这个</text:span><text:a xlink:type="simple" xlink:href="https://baike.baidu.com/item/%E5%85%B3%E9%94%AE%E5%AD%97" text:style-name="ListLabel_20_1" text:visited-style-name="ListLabel_20_1"><text:span text:style-name="T3">关键字</text:span></text:a><text:span text:style-name="T2">进行检索，一旦发现提交信息中包含“javascript”，就认定为XSS攻击。这种检测方法的缺陷显而易见：骇客可以通过插入字符或完全编码的方式躲避检测：</text:span></text:p>
      <text:p text:style-name="P1"><text:span text:style-name="T2">躲避方法1)在javascript中加入多个tab键，得到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1</text:span></text:p>
          </table:table-cell>
          <table:table-cell table:style-name="Table1.A1" office:value-type="string">
            <text:p text:style-name="P5"><text:span text:style-name="T2">&lt; IMG SRC="jav ascript:alert('XSS');" &gt;;</text:span></text:p>
          </table:table-cell>
        </table:table-row>
      </table:table>
      <text:p text:style-name="P1"><text:span text:style-name="T2">躲避方法2) 在javascript中加入(空格)</text:span><text:a xlink:type="simple" xlink:href="https://baike.baidu.com/item/%E5%AD%97%E7%AC%A6" text:style-name="ListLabel_20_1" text:visited-style-name="ListLabel_20_1"><text:span text:style-name="T3">字符</text:span></text:a><text:span text:style-name="T2">，得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2">1</text:span></text:p>
          </table:table-cell>
          <table:table-cell table:style-name="Table2.A1" office:value-type="string">
            <text:p text:style-name="P5"><text:span text:style-name="T2">&lt; IMG SRC="javascri pt:alert('XSS');" &gt;;</text:span></text:p>
          </table:table-cell>
        </table:table-row>
      </table:table>
      <text:p text:style-name="P1"><text:span text:style-name="T2">躲避方法3) 在javascript中加入(回车)字符，得到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2">1</text:span></text:p>
            <text:p text:style-name="P4"><text:span text:style-name="T2">2</text:span></text:p>
          </table:table-cell>
          <table:table-cell table:style-name="Table3.A1" office:value-type="string">
            <text:p text:style-name="P5"><text:span text:style-name="T2">&lt; IMG SRC="jav</text:span></text:p>
            <text:p text:style-name="P5"><text:span text:style-name="T2">ascript:alert('XSS');" &gt;;</text:span></text:p>
          </table:table-cell>
        </table:table-row>
      </table:table>
      <text:p text:style-name="P1"><text:span text:style-name="T2">躲避方法4)在javascript中的每个</text:span><text:a xlink:type="simple" xlink:href="https://baike.baidu.com/item/%E5%AD%97%E7%AC%A6" text:style-name="ListLabel_20_1" text:visited-style-name="ListLabel_20_1"><text:span text:style-name="T3">字符</text:span></text:a><text:span text:style-name="T2">间加入回车换行符，得到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2">1</text:span></text:p>
            <text:p text:style-name="P4"><text:span text:style-name="T2">2</text:span></text:p>
          </table:table-cell>
          <table:table-cell table:style-name="Table4.A1" office:value-type="string">
            <text:p text:style-name="P5"><text:span text:style-name="T2">&lt; IMG SRC="javascrip\r</text:span></text:p>
            <text:p text:style-name="P5"><text:span text:style-name="T2">\nt:alert('XSS');" &gt;</text:span></text:p>
          </table:table-cell>
        </table:table-row>
      </table:table>
      <text:p text:style-name="P1"><text:span text:style-name="T2">躲避方法5)对"javascript:alert('XSS')"采用完全编码，得到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2">1</text:span></text:p>
          </table:table-cell>
          <table:table-cell table:style-name="Table5.A1" office:value-type="string">
            <text:p text:style-name="P5"><text:span text:style-name="T2">&lt; IMGSRC=javascrip?74:alert('XSS') &gt;</text:span></text:p>
          </table:table-cell>
        </table:table-row>
      </table:table>
      <text:p text:style-name="P1"><text:span text:style-name="T2">上述方法都可以很容易的躲避基于特征的检测。而除了会有大量的漏报外，基于特征的</text:span></text:p>
      <text:p text:style-name="P1"><text:span text:style-name="T2">还存在大量的误报可能：在上面的例子中，对上述某网站这样一个地址，由于包含了关键字“javascript”，也将会触发报警。</text:span></text:p>
      <text:p text:style-name="P1"><text:span text:style-name="T1">2.1.2 基于代码修改的防御</text:span></text:p>
      <text:p text:style-name="P1"><text:span text:style-name="T2">和SQL注入防御一样，XSS攻击也是利用了Web页面的编写疏忽，所以还有一种方法就是从Web应用开发的角度来避免：</text:span></text:p>
      <text:p text:style-name="P1"><text:span text:style-name="T2">步骤1、对所有用户提交内容进行可靠的输入验证，包括对URL、查询关键字、HTTP头、POST数据等，仅接受指定长度范围内、采用适当格式、采用所预期的字符的内容提交，对其他的一律过滤。</text:span></text:p>
      <text:p text:style-name="P1"><text:span text:style-name="T2">步骤2、实现Session标记(session tokens)、CAPTCHA系统或者HTTP引用头检查，以防功能被第三方网站所执行。</text:span></text:p>
      <text:p text:style-name="P1"><text:span text:style-name="T2">步骤3、确认接收的的内容被妥善的规范化，仅包含最小的、安全的Tag(没有javascript)，去掉任何对远程内容的引用(尤其是样式表和javascript)，使用HTTP only的cookie。</text:span></text:p>
      <text:p text:style-name="P1"><text:span text:style-name="T2">当然，如上操作将会降低Web业务系统的可用性，用户仅能输入少量的制定字符，人与系统间的交互被降到极致，仅适用于信息发布型站点。并且考虑到很少有Web编码人员受过正规的安全培训，很难做到完全避免页面中的XSS漏洞。</text:span></text:p>
      <text:p text:style-name="P1"><text:span text:style-name="T1">3 综论</text:span></text:p>
      <text:p text:style-name="P1"><text:span text:style-name="T2">XSS攻击作为Web业务的最大威胁之一，不仅危害Web业务本身，对访问Web业务的用户也会带来直接的影响，如何防范和阻止XSS攻击，保障Web站点的业务安全，是定位于业务威胁防御的入侵防御产品的本职工作。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36ec2" style:font-name="Comic Sans MS" fo:font-family="'Comic Sans MS'" style:font-family-generic="roman" style:font-pitch="variable" fo:font-size="10pt" style:text-underline-style="solid" style:text-underline-width="auto" style:text-underline-color="font-color" style:font-name-asian="Comic Sans MS1" style:font-family-asian="'Comic Sans MS'" style:font-family-generic-asian="system" style:font-pitch-asian="variable" style:font-size-asian="10pt" style:font-name-complex="Comic Sans MS1" style:font-family-complex="'Comic Sans M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1" meta:paragraph-count="32" meta:word-count="868" meta:character-count="1268" meta:non-whitespace-character-count="1246"/>
    <meta:generator>LibreOfficeDev/6.0.5.2$Linux_X86_64 LibreOffice_project/</meta:generator>
  </office:meta>
</office:document-meta>
</file>